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E0000012D5A77031272425A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24cm" fo:min-width="0.098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3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45cm" fo:min-width="0.3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42cm" svg:height="10.86cm" svg:x="6.739cm" svg:y="8.6cm">
          <draw:image xlink:href="Pictures/100002010000010E0000012D5A77031272425AE4.png" xlink:type="simple" xlink:show="embed" xlink:actuate="onLoad">
            <text:p/>
          </draw:image>
        </draw:frame>
        <draw:custom-shape draw:style-name="gr2" draw:text-style-name="P2" draw:layer="layout" svg:width="1.184cm" svg:height="0.955cm" draw:transform="skewX (0.0699877030049727) rotate (1.3250539681141) translate (8.1cm 17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0.8cm" svg:height="0.5cm" svg:x="10.8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0.7cm" svg:x="16cm" svg:y="1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8cm" svg:height="1.187cm" svg:x="10.8cm" svg:y="8.1cm">
          <draw:text-box>
            <text:p>x</text:p>
          </draw:text-box>
        </draw:frame>
        <draw:frame draw:style-name="gr6" draw:text-style-name="P3" draw:layer="layout" svg:width="0.8cm" svg:height="1.187cm" svg:x="16cm" svg:y="14.613cm">
          <draw:text-box>
            <text:p>y</text:p>
          </draw:text-box>
        </draw:frame>
        <draw:frame draw:style-name="gr7" draw:text-style-name="P3" draw:layer="layout" svg:width="0.8cm" svg:height="1.187cm" svg:x="8.1cm" svg:y="16.413cm">
          <draw:text-box>
            <text:p>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style-name="Italic" style:font-family-generic="roman" style:font-pitch="variable" fo:font-size="24pt" fo:font-style="italic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1T13:12:40.772552208</meta:creation-date>
    <dc:date>2020-03-11T13:18:31.258842652</dc:date>
    <meta:editing-duration>PT5M51S</meta:editing-duration>
    <meta:editing-cycles>1</meta:editing-cycles>
    <meta:document-statistic meta:object-count="7"/>
    <meta:generator>LibreOffice/5.1.6.2$Linux_X86_64 LibreOffice_project/10m0$Build-2</meta:generator>
  </office:meta>
</office:document-meta>
</file>